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EZ BRAVO, WILBER VIDA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12521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429105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EZ BRAVO, WILBER VIDA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1252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4 291 05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2999889</text:p>
          </table:table-cell>
          <table:table-cell table:style-name="Tabla2.D3" office:value-type="string">
            <text:p text:style-name="P23">54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0:25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